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 Math1" svg:font-family="'Cambria Math'"/>
    <style:font-face style:name="Cambria math1" svg:font-family="'Cambria math'"/>
    <style:font-face style:name="Cambria Math2" svg:font-family="'Cambria Math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Courier1" svg:font-family="Courier" style:font-family-generic="modern" style:font-pitch="fixed"/>
    <style:font-face style:name="Cambria Math" svg:font-family="'Cambria Math'" style:font-pitch="variable"/>
    <style:font-face style:name="Cambria math" svg:font-family="'Cambria math'" style:font-pitch="variable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Dashed_20__28_var_29_" svg:stroke-color="#000000" draw:fill-color="#dddddd" draw:textarea-horizontal-align="justify" draw:textarea-vertical-align="middle" draw:auto-grow-height="false" fo:min-height="8.765cm" fo:min-width="7.1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11cm" fo:min-width="0cm"/>
    </style:style>
    <style:style style:name="gr3" style:family="graphic" style:parent-style-name="standard">
      <style:graphic-properties svg:stroke-color="#000000" draw:fill-color="#ccffcc" draw:textarea-horizontal-align="justify" draw:textarea-vertical-align="middle" draw:auto-grow-height="false" fo:min-height="0.639cm" fo:min-width="1.27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svg:stroke-color="#000000" draw:textarea-horizontal-align="justify" draw:textarea-vertical-align="middle" draw:auto-grow-height="false" fo:min-height="0.002cm" fo:min-width="0cm"/>
    </style:style>
    <style:style style:name="gr7" style:family="graphic" style:parent-style-name="standard">
      <style:graphic-properties svg:stroke-color="#000000" draw:fill-color="#ff9999" draw:textarea-horizontal-align="justify" draw:textarea-vertical-align="middle" draw:auto-grow-height="false" fo:min-height="0.262cm" fo:min-width="0.014cm"/>
    </style:style>
    <style:style style:name="gr8" style:family="graphic" style:parent-style-name="standard">
      <style:graphic-properties draw:stroke="dash" draw:stroke-dash="Line_20_with_20_Fine_20_Dots" svg:stroke-color="#000000" draw:fill-color="#000000"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svg:stroke-color="#000000" draw:fill-color="#ffff99" draw:textarea-horizontal-align="justify" draw:textarea-vertical-align="middle" draw:auto-grow-height="false" fo:min-height="0.262cm" fo:min-width="0.014cm"/>
    </style:style>
    <style:style style:name="gr10" style:family="graphic" style:parent-style-name="standard">
      <style:graphic-properties svg:stroke-color="#000000" draw:fill-color="#ccffcc" draw:textarea-horizontal-align="justify" draw:textarea-vertical-align="middle" draw:auto-grow-height="false" fo:min-height="0.26cm" fo:min-width="0.489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0.108cm" fo:min-width="0cm"/>
    </style:style>
    <style:style style:name="gr12" style:family="graphic" style:parent-style-name="standard">
      <style:graphic-properties svg:stroke-color="#000000" draw:fill-color="#ffff99" draw:textarea-horizontal-align="justify" draw:textarea-vertical-align="middle" draw:auto-grow-height="false" fo:min-height="0.781cm" fo:min-width="2.311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59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1.11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0.85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31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0.112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2.313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5cm" fo:min-width="2.724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74cm" fo:min-width="2.373cm"/>
    </style:style>
    <style:style style:name="P1" style:family="paragraph">
      <loext:graphic-properties draw:fill-color="#dddddd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ccffcc"/>
      <style:paragraph-properties fo:text-align="center"/>
      <style:text-properties style:font-name="Times New Roman1" fo:font-size="10pt" style:font-size-asian="10pt" style:font-size-complex="1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</style:style>
    <style:style style:name="P7" style:family="paragraph">
      <loext:graphic-properties draw:fill-color="#ff9999"/>
      <style:paragraph-properties fo:margin-top="2.388cm" fo:margin-bottom="0cm" fo:text-align="center"/>
      <style:text-properties style:font-name="Courier1" fo:font-size="36pt" style:font-size-asian="36pt" style:font-size-complex="36pt"/>
    </style:style>
    <style:style style:name="P8" style:family="paragraph">
      <loext:graphic-properties draw:fill-color="#000000"/>
      <style:paragraph-properties fo:text-align="center"/>
    </style:style>
    <style:style style:name="P9" style:family="paragraph">
      <style:paragraph-properties fo:margin-top="2.388cm" fo:margin-bottom="0cm" fo:text-align="center"/>
    </style:style>
    <style:style style:name="P10" style:family="paragraph">
      <loext:graphic-properties draw:fill-color="#ffff99"/>
      <style:paragraph-properties fo:margin-top="2.388cm" fo:margin-bottom="0cm" fo:text-align="center"/>
      <style:text-properties style:font-name="Cambria math1" fo:font-size="6pt" style:font-size-asian="6pt" style:font-size-complex="6pt"/>
    </style:style>
    <style:style style:name="P11" style:family="paragraph">
      <loext:graphic-properties draw:fill-color="#ffff99"/>
      <style:paragraph-properties fo:margin-top="2.388cm" fo:margin-bottom="0cm" fo:text-align="center"/>
      <style:text-properties style:font-name="Cambria Math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12" style:family="paragraph">
      <loext:graphic-properties draw:fill-color="#ccffcc"/>
      <style:paragraph-properties fo:text-align="center"/>
      <style:text-properties style:font-name="Cambria Math1" fo:font-size="8pt" style:font-size-asian="8pt" style:font-size-complex="8pt"/>
    </style:style>
    <style:style style:name="P13" style:family="paragraph">
      <loext:graphic-properties draw:fill-color="#ffff99"/>
      <style:paragraph-properties fo:margin-top="2.388cm" fo:margin-bottom="0cm" fo:text-align="center"/>
      <style:text-properties style:font-name="Cambria math1" fo:font-size="36pt" style:font-size-asian="36pt" style:font-size-complex="36pt"/>
    </style:style>
    <style:style style:name="P14" style:family="paragraph">
      <loext:graphic-properties draw:fill-color="#ffff99"/>
      <style:paragraph-properties fo:text-align="center"/>
      <style:text-properties fo:font-size="6pt" style:font-size-asian="6pt" style:font-size-complex="6pt"/>
    </style:style>
    <style:style style:name="P15" style:family="paragraph">
      <loext:graphic-properties draw:fill="none" draw:fill-color="#ffffff"/>
      <style:text-properties style:font-name="Times New Roman1" fo:font-size="9pt" style:font-size-asian="9pt" style:font-size-complex="9pt"/>
    </style:style>
    <style:style style:name="P16" style:family="paragraph">
      <loext:graphic-properties draw:fill="none" draw:fill-color="#ffffff"/>
      <style:text-properties style:font-name="Times New Roman1" fo:font-size="9pt" fo:font-style="italic" style:font-size-asian="9pt" style:font-style-asian="italic" style:font-size-complex="9pt" style:font-style-complex="italic"/>
    </style:style>
    <style:style style:name="P17" style:family="paragraph">
      <loext:graphic-properties draw:fill="none" draw:fill-color="#ffffff"/>
      <style:text-properties style:font-name="Cambria Math1" fo:font-size="9pt" fo:font-style="italic" style:font-size-asian="9pt" style:font-style-asian="italic" style:font-size-complex="9pt" style:font-style-complex="italic"/>
    </style:style>
    <style:style style:name="P18" style:family="paragraph">
      <loext:graphic-properties draw:fill="none" draw:fill-color="#ffffff"/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T1" style:family="text">
      <style:text-properties style:font-name="Times New Roman1" fo:font-size="10pt" style:font-size-asian="10pt" style:font-size-complex="10pt"/>
    </style:style>
    <style:style style:name="T2" style:family="text">
      <style:text-properties style:font-name="Cambria math1" fo:font-size="6pt" style:font-size-asian="6pt" style:font-size-complex="6pt"/>
    </style:style>
    <style:style style:name="T3" style:family="text">
      <style:text-properties style:font-name="Cambria Math1"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4" style:family="text">
      <style:text-properties style:font-name="Cambria Math1" fo:font-size="8pt" style:font-size-asian="8pt" style:font-size-complex="8pt"/>
    </style:style>
    <style:style style:name="T5" style:family="text">
      <style:text-properties fo:font-size="8pt" style:font-size-asian="8pt" style:font-size-complex="8pt"/>
    </style:style>
    <style:style style:name="T6" style:family="text">
      <style:text-properties style:font-name="Times New Roman1" fo:font-size="9pt" style:font-size-asian="9pt" style:font-size-complex="9pt"/>
    </style:style>
    <style:style style:name="T7" style:family="text">
      <style:text-properties style:font-name="Times New Roman1" fo:font-size="9pt" fo:font-style="italic" style:font-size-asian="9pt" style:font-style-asian="italic" style:font-size-complex="9pt" style:font-style-complex="italic"/>
    </style:style>
    <style:style style:name="T8" style:family="text">
      <style:text-properties style:font-name="Times New Roman1" fo:font-size="9pt" fo:font-style="normal" style:font-size-asian="9pt" style:font-style-asian="normal" style:font-size-complex="9pt" style:font-style-complex="normal"/>
    </style:style>
    <style:style style:name="T9" style:family="text">
      <style:text-properties style:font-name="Cambria Math1" fo:font-size="9pt" fo:font-style="italic" style:font-size-asian="9pt" style:font-style-asian="italic" style:font-size-complex="9pt" style:font-style-complex="italic"/>
    </style:style>
    <style:style style:name="T10" style:family="text">
      <style:text-properties style:font-name="Cambria Math1" fo:font-size="9pt" fo:font-style="normal" style:font-size-asian="9pt" style:font-style-asian="normal" style:font-size-complex="9pt" style:font-style-complex="normal"/>
    </style:style>
    <style:style style:name="T11" style:family="text">
      <style:text-properties style:font-name="Times new roman" fo:font-size="9pt" fo:font-style="normal" style:font-size-asian="9pt" style:font-style-asian="normal" style:font-size-complex="9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.62cm" svg:height="9.017cm" svg:x="0.404cm" svg:y="1.543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7.62cm" svg:height="9.017cm" svg:x="0.204cm" svg:y="1.34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508cm" svg:height="0.508cm" svg:x="2.036cm" svg:y="13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1.778cm" svg:height="0.889cm" svg:x="1.401cm" svg:y="12.192cm">
          <text:p text:style-name="P3"><text:span text:style-name="T1">Konvolusi</text:span><text:span text:style-name="T1"><text:line-break/></text:span><text:span text:style-name="T1">kausal</text:span></text:p>
          <draw:enhanced-geometry svg:viewBox="0 0 21600 21600" draw:type="rectangle" draw:enhanced-path="M 0 0 L 21600 0 21600 21600 0 21600 0 0 Z N"/>
        </draw:custom-shape>
        <draw:line draw:style-name="gr4" draw:text-style-name="P5" draw:layer="layout" svg:x1="2.29cm" svg:y1="12.192cm" svg:x2="2.29cm" svg:y2="11.303cm">
          <text:p/>
        </draw:line>
        <draw:line draw:style-name="gr5" draw:text-style-name="P5" draw:layer="layout" svg:x1="2.29cm" svg:y1="13.589cm" svg:x2="2.29cm" svg:y2="13.081cm">
          <text:p/>
        </draw:line>
        <draw:custom-shape draw:style-name="gr2" draw:text-style-name="P2" draw:layer="layout" svg:width="0.508cm" svg:height="0.508cm" svg:x="2.036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7.62cm" svg:height="9.017cm" svg:x="0.004cm" svg:y="1.14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1.778cm" svg:height="0.889cm" svg:x="4.068cm" svg:y="8.001cm">
          <text:p text:style-name="P3"><text:span text:style-name="T1">Konvolusi</text:span></text:p>
          <text:p text:style-name="P3"><text:span text:style-name="T1">terdilasi</text:span>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2.29cm" svg:y1="10.795cm" svg:x2="2.29cm" svg:y2="2.413cm">
          <text:p/>
        </draw:line>
        <draw:line draw:style-name="gr5" draw:text-style-name="P5" draw:layer="layout" svg:x1="4.957cm" svg:y1="8.89cm" svg:x2="4.957cm" svg:y2="9.525cm">
          <text:p/>
        </draw:line>
        <draw:line draw:style-name="gr5" draw:text-style-name="P5" draw:layer="layout" svg:x1="4.957cm" svg:y1="9.525cm" svg:x2="2.29cm" svg:y2="9.525cm">
          <text:p/>
        </draw:line>
        <draw:line draw:style-name="gr5" draw:text-style-name="P6" draw:layer="layout" svg:x1="4.957cm" svg:y1="8.001cm" svg:x2="4.957cm" svg:y2="7.366cm">
          <text:p/>
        </draw:line>
        <draw:custom-shape draw:style-name="gr6" draw:text-style-name="P3" draw:layer="layout" svg:width="0.508cm" svg:height="0.508cm" svg:x="4.703cm" svg:y="5.969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5" draw:text-style-name="P6" draw:layer="layout" svg:x1="4.957cm" svg:y1="6.731cm" svg:x2="4.957cm" svg:y2="6.477cm">
          <text:p/>
        </draw:line>
        <draw:g>
          <draw:custom-shape draw:style-name="gr7" draw:text-style-name="P7" draw:layer="layout" svg:width="0.726cm" svg:height="0.726cm" svg:x="4.594cm" svg:y="6.695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18cm" svg:height="0.518cm" svg:x="4.698cm" svg:y="6.799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052.830188679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9" draw:text-style-name="P10" draw:layer="layout" svg:width="0.726cm" svg:height="0.726cm" svg:x="3.469cm" svg:y="5.116cm">
          <text:p text:style-name="P9"><text:span text:style-name="T2">tan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layer="layout" svg:width="0.726cm" svg:height="0.726cm" svg:x="5.746cm" svg:y="5.08cm">
          <text:p text:style-name="P9"><text:span text:style-name="T3">σ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5.211cm" svg:y1="6.223cm" svg:x2="6.1cm" svg:y2="6.223cm">
          <text:p/>
        </draw:line>
        <draw:line draw:style-name="gr5" draw:text-style-name="P6" draw:layer="layout" svg:x1="6.1cm" svg:y1="5.806cm" svg:x2="6.1cm" svg:y2="6.223cm">
          <text:p/>
        </draw:line>
        <draw:line draw:style-name="gr5" draw:text-style-name="P6" draw:layer="layout" svg:x1="3.814cm" svg:y1="6.223cm" svg:x2="4.703cm" svg:y2="6.223cm">
          <text:p/>
        </draw:line>
        <draw:line draw:style-name="gr5" draw:text-style-name="P6" draw:layer="layout" svg:x1="3.814cm" svg:y1="5.842cm" svg:x2="3.814cm" svg:y2="6.223cm">
          <text:p/>
        </draw:line>
        <draw:g>
          <draw:custom-shape draw:style-name="gr7" draw:text-style-name="P7" draw:layer="layout" svg:width="0.726cm" svg:height="0.726cm" svg:x="4.576cm" svg:y="4.19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18cm" svg:height="0.518cm" draw:transform="rotate (0.785398163397448) translate (4.573cm 4.554cm)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052.830188679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" draw:text-style-name="P6" draw:layer="layout" svg:x1="6.1cm" svg:y1="4.572cm" svg:x2="6.1cm" svg:y2="5.08cm">
          <text:p/>
        </draw:line>
        <draw:line draw:style-name="gr5" draw:text-style-name="P6" draw:layer="layout" svg:x1="4.576cm" svg:y1="4.572cm" svg:x2="3.814cm" svg:y2="4.572cm">
          <text:p/>
        </draw:line>
        <draw:line draw:style-name="gr5" draw:text-style-name="P6" draw:layer="layout" svg:x1="3.814cm" svg:y1="4.572cm" svg:x2="3.814cm" svg:y2="5.116cm">
          <text:p/>
        </draw:line>
        <draw:line draw:style-name="gr5" draw:text-style-name="P6" draw:layer="layout" svg:x1="6.1cm" svg:y1="4.572cm" svg:x2="5.306cm" svg:y2="4.572cm">
          <text:p/>
        </draw:line>
        <draw:line draw:style-name="gr5" draw:text-style-name="P6" draw:layer="layout" svg:x1="3.814cm" svg:y1="3.723cm" svg:x2="6.101cm" svg:y2="3.723cm">
          <text:p/>
        </draw:line>
        <draw:line draw:style-name="gr5" draw:text-style-name="P6" draw:layer="layout" svg:x1="4.957cm" svg:y1="4.191cm" svg:x2="4.957cm" svg:y2="3.723cm">
          <text:p/>
        </draw:line>
        <draw:custom-shape draw:style-name="gr10" draw:text-style-name="P12" draw:layer="layout" svg:width="0.989cm" svg:height="0.512cm" svg:x="3.333cm" svg:y="2.667cm">
          <text:p text:style-name="P3"><text:span text:style-name="T4">1 × 1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0.989cm" svg:height="0.512cm" svg:x="5.592cm" svg:y="2.667cm">
          <text:p text:style-name="P3"><text:span text:style-name="T4">1 × 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3.814cm" svg:y1="3.723cm" svg:x2="3.814cm" svg:y2="3.175cm">
          <text:p/>
        </draw:line>
        <draw:line draw:style-name="gr5" draw:text-style-name="P6" draw:layer="layout" svg:x1="6.101cm" svg:y1="3.723cm" svg:x2="6.1cm" svg:y2="3.179cm">
          <text:p/>
        </draw:line>
        <draw:g>
          <draw:custom-shape draw:style-name="gr7" draw:text-style-name="P7" draw:layer="layout" svg:width="0.726cm" svg:height="0.726cm" svg:x="1.909cm" svg:y="1.68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18cm" svg:height="0.518cm" svg:x="2.013cm" svg:y="1.791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052.830188679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line draw:style-name="gr5" draw:text-style-name="P6" draw:layer="layout" svg:x1="3.814cm" svg:y1="2.667cm" svg:x2="3.814cm" svg:y2="2.032cm">
          <text:p/>
        </draw:line>
        <draw:line draw:style-name="gr5" draw:text-style-name="P6" draw:layer="layout" svg:x1="2.635cm" svg:y1="2.032cm" svg:x2="3.814cm" svg:y2="2.032cm">
          <text:p/>
        </draw:line>
        <draw:line draw:style-name="gr4" draw:text-style-name="P6" draw:layer="layout" svg:x1="2.29cm" svg:y1="1.687cm" svg:x2="2.29cm" svg:y2="0cm">
          <text:p/>
        </draw:line>
        <draw:line draw:style-name="gr5" draw:text-style-name="P6" draw:layer="layout" svg:x1="6.1cm" svg:y1="2.667cm" svg:x2="6.1cm" svg:y2="2.032cm">
          <text:p/>
        </draw:line>
        <draw:line draw:style-name="gr4" draw:text-style-name="P6" draw:layer="layout" svg:x1="6.1cm" svg:y1="2.032cm" svg:x2="8.894cm" svg:y2="2.032cm">
          <text:p/>
        </draw:line>
        <draw:custom-shape draw:style-name="gr10" draw:text-style-name="P12" draw:layer="layout" svg:width="0.989cm" svg:height="0.512cm" svg:x="6.116cm" svg:y="6.805cm">
          <text:p text:style-name="P3"><text:span text:style-name="T4">1 × 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6.116cm" svg:y1="7.085cm" svg:x2="5.32cm" svg:y2="7.085cm">
          <text:p/>
        </draw:line>
        <draw:line draw:style-name="gr5" draw:text-style-name="P6" draw:layer="layout" svg:x1="9.275cm" svg:y1="7.112cm" svg:x2="7.105cm" svg:y2="7.112cm">
          <text:p/>
        </draw:line>
        <draw:custom-shape draw:style-name="gr11" draw:text-style-name="P2" draw:layer="layout" svg:width="0.508cm" svg:height="0.508cm" svg:x="9.06cm" svg:y="13.5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5" draw:layer="layout" svg:x1="9.275cm" svg:y1="13.589cm" svg:x2="9.275cm" svg:y2="2.758cm">
          <text:p/>
        </draw:line>
        <draw:g>
          <draw:custom-shape draw:style-name="gr7" draw:text-style-name="P7" draw:layer="layout" svg:width="0.726cm" svg:height="0.726cm" svg:x="8.93cm" svg:y="2.032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" draw:text-style-name="P8" draw:layer="layout" svg:width="0.518cm" svg:height="0.518cm" svg:x="9.034cm" svg:y="2.13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10052.8301886792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0" draw:text-style-name="P12" draw:layer="layout" svg:width="0.989cm" svg:height="0.512cm" svg:x="8.767cm" svg:y="3.429cm">
          <text:p text:style-name="P3"><text:span text:style-name="T4">1 × 1</text:span></text:p>
          <draw:enhanced-geometry svg:viewBox="0 0 21600 21600" draw:type="rectangle" draw:enhanced-path="M 0 0 L 21600 0 21600 21600 0 21600 0 0 Z N"/>
        </draw:custom-shape>
        <draw:custom-shape draw:style-name="gr9" draw:text-style-name="P13" draw:layer="layout" svg:width="0.726cm" svg:height="0.726cm" svg:x="10.2cm" svg:y="2.032cm">
          <text:p text:style-name="P9"><text:span text:style-name="T2">tanh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6" draw:layer="layout" svg:x1="8.894cm" svg:y1="2.032cm" svg:x2="8.894cm" svg:y2="2.794cm">
          <text:p/>
        </draw:line>
        <draw:line draw:style-name="gr4" draw:text-style-name="P6" draw:layer="layout" svg:x1="7.624cm" svg:y1="2.413cm" svg:x2="8.894cm" svg:y2="2.413cm">
          <text:p/>
        </draw:line>
        <draw:line draw:style-name="gr4" draw:text-style-name="P6" draw:layer="layout" svg:x1="7.824cm" svg:y1="2.794cm" svg:x2="8.894cm" svg:y2="2.794cm">
          <text:p/>
        </draw:line>
        <draw:line draw:style-name="gr5" draw:text-style-name="P6" draw:layer="layout" svg:x1="9.656cm" svg:y1="2.413cm" svg:x2="10.2cm" svg:y2="2.413cm">
          <text:p/>
        </draw:line>
        <draw:custom-shape draw:style-name="gr10" draw:text-style-name="P12" draw:layer="layout" svg:width="0.989cm" svg:height="0.512cm" svg:x="11.434cm" svg:y="2.159cm">
          <text:p text:style-name="P3"><text:span text:style-name="T4">1 × 1</text:span></text:p>
          <draw:enhanced-geometry svg:viewBox="0 0 21600 21600" draw:type="rectangle" draw:enhanced-path="M 0 0 L 21600 0 21600 21600 0 21600 0 0 Z N"/>
        </draw:custom-shape>
        <draw:line draw:style-name="gr5" draw:text-style-name="P6" draw:layer="layout" svg:x1="10.926cm" svg:y1="2.413cm" svg:x2="11.434cm" svg:y2="2.413cm">
          <text:p/>
        </draw:line>
        <draw:custom-shape draw:style-name="gr12" draw:text-style-name="P14" draw:layer="layout" svg:width="2.921cm" svg:height="1.143cm" svg:x="12.939cm" svg:y="1.905cm">
          <text:p text:style-name="P3"><text:span text:style-name="T5">Multivariate mixture</text:span><text:span text:style-name="T5"><text:line-break/></text:span><text:span text:style-name="T5">density output</text:span>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5" draw:text-style-name="P6" draw:layer="layout" svg:x1="12.426cm" svg:y1="2.413cm" svg:x2="12.934cm" svg:y2="2.413cm">
          <text:p/>
        </draw:line>
        <draw:line draw:style-name="gr4" draw:text-style-name="P6" draw:layer="layout" svg:x1="15.824cm" svg:y1="2.413cm" svg:x2="17.094cm" svg:y2="2.413cm">
          <text:p/>
        </draw:line>
        <draw:frame draw:style-name="gr13" draw:text-style-name="P15" draw:layer="layout" svg:width="1.09cm" svg:height="0.605cm" svg:x="6.481cm" svg:y="1.543cm">
          <draw:text-box>
            <text:p><text:span text:style-name="T6">Skip</text:span></text:p>
          </draw:text-box>
        </draw:frame>
        <draw:frame draw:style-name="gr14" draw:text-style-name="P15" draw:layer="layout" svg:width="1.615cm" svg:height="0.605cm" draw:transform="rotate (1.5707963267949) translate (1.782cm 5.933cm)">
          <draw:text-box>
            <text:p><text:span text:style-name="T6">Residual</text:span></text:p>
          </draw:text-box>
        </draw:frame>
        <draw:frame draw:style-name="gr15" draw:text-style-name="P16" draw:layer="layout" svg:width="1.48cm" svg:height="0.605cm" svg:x="6.344cm" svg:y="10.444cm">
          <draw:text-box>
            <text:p><text:span text:style-name="T7">k </text:span><text:span text:style-name="T8">layers</text:span></text:p>
          </draw:text-box>
        </draw:frame>
        <draw:frame draw:style-name="gr16" draw:text-style-name="P17" draw:layer="layout" svg:width="0.815cm" svg:height="0.626cm" svg:x="4.322cm" svg:y="7.523cm">
          <draw:text-box>
            <text:p><text:span text:style-name="T9">2f</text:span></text:p>
          </draw:text-box>
        </draw:frame>
        <draw:frame draw:style-name="gr17" draw:text-style-name="P17" draw:layer="layout" svg:width="0.612cm" svg:height="0.626cm" svg:x="4.488cm" svg:y="8.899cm">
          <draw:text-box>
            <text:p><text:span text:style-name="T9">f</text:span></text:p>
          </draw:text-box>
        </draw:frame>
        <draw:frame draw:style-name="gr17" draw:text-style-name="P17" draw:layer="layout" svg:width="0.612cm" svg:height="0.626cm" svg:x="5.869cm" svg:y="5.851cm">
          <draw:text-box>
            <text:p><text:span text:style-name="T9">f</text:span></text:p>
          </draw:text-box>
        </draw:frame>
        <draw:frame draw:style-name="gr17" draw:text-style-name="P17" draw:layer="layout" svg:width="0.612cm" svg:height="0.626cm" svg:x="3.333cm" svg:y="5.842cm">
          <draw:text-box>
            <text:p><text:span text:style-name="T9">f</text:span></text:p>
          </draw:text-box>
        </draw:frame>
        <draw:frame draw:style-name="gr18" draw:text-style-name="P18" draw:layer="layout" svg:width="2.813cm" svg:height="0.605cm" svg:x="1.018cm" svg:y="14.092cm">
          <draw:text-box>
            <text:p><text:span text:style-name="T8">Input fitur akustik</text:span></text:p>
          </draw:text-box>
        </draw:frame>
        <draw:frame draw:style-name="gr19" draw:text-style-name="P18" draw:layer="layout" svg:width="3.224cm" svg:height="0.957cm" svg:x="7.747cm" svg:y="14.097cm">
          <draw:text-box>
            <text:p><text:span text:style-name="T8">Input fitur kontrol</text:span><text:span text:style-name="T8"><text:line-break/></text:span><text:span text:style-name="T8">(dari partitur/fonetik)</text:span></text:p>
          </draw:text-box>
        </draw:frame>
        <draw:frame draw:style-name="gr20" draw:text-style-name="P17" draw:layer="layout" svg:width="2.873cm" svg:height="0.626cm" svg:x="4.965cm" svg:y="10.931cm">
          <draw:text-box>
            <text:p><text:span text:style-name="T9">f </text:span><text:span text:style-name="T10">= </text:span><text:span text:style-name="T11">#feature map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mbria Math1" svg:font-family="'Cambria Math'"/>
    <style:font-face style:name="Cambria math1" svg:font-family="'Cambria math'"/>
    <style:font-face style:name="Cambria Math2" svg:font-family="'Cambria Math'" style:font-family-generic="roman"/>
    <style:font-face style:name="Times New Roman1" svg:font-family="'Times New Roman'" style:font-family-generic="roman"/>
    <style:font-face style:name="Times new roman" svg:font-family="'Times new roman'" style:font-family-generic="roman"/>
    <style:font-face style:name="Courier1" svg:font-family="Courier" style:font-family-generic="modern" style:font-pitch="fixed"/>
    <style:font-face style:name="Cambria Math" svg:font-family="'Cambria Math'" style:font-pitch="variable"/>
    <style:font-face style:name="Cambria math" svg:font-family="'Cambria math'" style:font-pitch="variable"/>
    <style:font-face style:name="Liberation Sans2" svg:font-family="'Liberation Sans'" style:font-pitch="variable"/>
    <style:font-face style:name="Courier" svg:font-family="Courier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draw:stroke-dash draw:name="Line_20_with_20_Fine_20_Dots" draw:display-name="Line with Fine Dots" draw:style="rect" draw:dots1="1" draw:dots1-length="2.007cm" draw:dots2="10" draw:distance="0.15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7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7.094cm" fo:page-height="15.0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30T05:57:27.668351482</meta:creation-date>
    <meta:editing-duration>PT34M7S</meta:editing-duration>
    <meta:editing-cycles>8</meta:editing-cycles>
    <meta:generator>LibreOffice/5.1.6.2$Linux_X86_64 LibreOffice_project/10m0$Build-2</meta:generator>
    <dc:date>2018-08-30T08:49:07.778097018</dc:date>
    <meta:document-statistic meta:object-count="74"/>
  </office:meta>
</office:document-meta>
</file>